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1e39" officeooo:paragraph-rsid="000a1e39"/>
    </style:style>
    <style:style style:name="P2" style:family="paragraph" style:parent-style-name="Standard">
      <style:text-properties officeooo:paragraph-rsid="000a1e39"/>
    </style:style>
    <style:style style:name="P3" style:family="paragraph" style:parent-style-name="Standard" style:list-style-name="L1">
      <style:text-properties officeooo:rsid="000a1e39" officeooo:paragraph-rsid="000a1e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text:p>
      <text:h text:style-name="Heading_20_1" text:outline-level="1">Fusce placerat mauris enim, nec rutrum purus semper vel. Praesent tincidunt neque eu pellentesque pharetra. Fusce pellentesque est orci.</text:h>
      <text:list xml:id="list2465817783" text:style-name="L1">
        <text:list-item>
          <text:p text:style-name="P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list-item>
      </text:list>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5-15T10:26:43.173000000</meta:creation-date>
    <dc:date>2019-06-17T14:27:25.548830386</dc:date>
    <meta:editing-duration>PT3M55S</meta:editing-duration>
    <meta:editing-cycles>3</meta:editing-cycles>
    <meta:generator>LibreOfficeDev/6.4.0.0.alpha0$Linux_X86_64 LibreOffice_project/be9379d0a955bd06a8d22c4dc8d99a87ed062ac4</meta:generator>
    <meta:document-statistic meta:table-count="0" meta:image-count="0" meta:object-count="0" meta:page-count="1" meta:paragraph-count="4" meta:word-count="234" meta:character-count="1616" meta:non-whitespace-character-count="1386"/>
  </office:meta>
</office:document-meta>
</file>